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6.02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742cm"/>
    </style:style>
    <style:style style:name="co5" style:family="table-column">
      <style:table-column-properties fo:break-before="auto" style:column-width="6.436cm"/>
    </style:style>
    <style:style style:name="co6" style:family="table-column">
      <style:table-column-properties fo:break-before="auto" style:column-width="6.077cm"/>
    </style:style>
    <style:style style:name="ro2" style:family="table-row">
      <style:table-row-properties style:row-height="0.446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style:font-name="Liberation Sans" style:font-name-asian="WenQuanYi Zen Hei" style:font-name-complex="Lohit Devanagari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11"/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ccff"/>
      <style:text-properties fo:font-weight="normal" style:font-weight-asian="normal" style:font-weight-complex="normal"/>
    </style:style>
    <style:style style:name="ce13" style:family="table-cell" style:parent-style-name="Default" style:data-style-name="N11">
      <style:table-cell-properties fo:background-color="transparent"/>
    </style:style>
    <style:style style:name="ce14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table table:name="Motor" table:style-name="ta1" table:print="false">
        <table:table-column table:style-name="co4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Lifting a Weight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Weight (kg)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Height (cm)</text:p>
          </table:table-cell>
          <table:table-cell/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Time to Raise (s)</text:p>
          </table:table-cell>
          <table:table-cell/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echanical Power Required (W)</text:p>
          </table:table-cell>
          <table:table-cell/>
          <table:table-cell table:style-name="ce2" table:formula="of:=[.C2] * 9.81 * ([.C3] / 100) / [.C4]" office:value-type="float" office:value="0.036">
            <text:p>0.03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tor</text:p>
          </table:table-cell>
          <table:table-cell table:style-name="ce3" table:number-columns-repeated="8"/>
          <table:table-cell table:style-name="ce1" office:value-type="string">
            <text:p>Rapid 37-0142</text:p>
          </table:table-cell>
          <table:table-cell table:style-name="ce3"/>
          <table:table-cell table:style-name="ce1" office:value-type="string">
            <text:p>JGY-370-320</text:p>
          </table:table-cell>
          <table:table-cell table:style-name="ce3" table:number-columns-repeated="1012"/>
        </table:table-row>
        <table:table-row table:style-name="ro1">
          <table:table-cell office:value-type="string">
            <text:p>Output Power (W)</text:p>
          </table:table-cell>
          <table:table-cell/>
          <table:table-cell office:value-type="float" office:value="0.56">
            <text:p>0.56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0.56">
            <text:p>0.56</text:p>
          </table:table-cell>
          <table:table-cell/>
          <table:table-cell office:value-type="float" office:value="0.45">
            <text:p>0.45</text:p>
          </table:table-cell>
          <table:table-cell table:number-columns-repeated="1012"/>
        </table:table-row>
        <table:table-row table:style-name="ro1">
          <table:table-cell office:value-type="string">
            <text:p>Current (mA)</text:p>
          </table:table-cell>
          <table:table-cell/>
          <table:table-cell office:value-type="float" office:value="360">
            <text:p>36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360">
            <text:p>360</text:p>
          </table:table-cell>
          <table:table-cell/>
          <table:table-cell office:value-type="float" office:value="230">
            <text:p>230</text:p>
          </table:table-cell>
          <table:table-cell table:number-columns-repeated="1012"/>
        </table:table-row>
        <table:table-row table:style-name="ro1">
          <table:table-cell office:value-type="string">
            <text:p>Angular Speed (rpm)</text:p>
          </table:table-cell>
          <table:table-cell/>
          <table:table-cell office:value-type="float" office:value="5200">
            <text:p>520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5200">
            <text:p>5200</text:p>
          </table:table-cell>
          <table:table-cell/>
          <table:table-cell office:value-type="float" office:value="7">
            <text:p>7</text:p>
          </table:table-cell>
          <table:table-cell table:number-columns-repeated="1012"/>
        </table:table-row>
        <table:table-row table:style-name="ro1">
          <table:table-cell office:value-type="string">
            <text:p>Torque (g.cm)</text:p>
          </table:table-cell>
          <table:table-cell/>
          <table:table-cell office:value-type="float" office:value="10.5">
            <text:p>10.5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10.5">
            <text:p>10.5</text:p>
          </table:table-cell>
          <table:table-cell/>
          <table:table-cell office:value-type="float" office:value="1000">
            <text:p>1000</text:p>
          </table:table-cell>
          <table:table-cell table:number-columns-repeated="1012"/>
        </table:table-row>
        <table:table-row table:style-name="ro1">
          <table:table-cell office:value-type="string">
            <text:p>Efficiency</text:p>
          </table:table-cell>
          <table:table-cell/>
          <table:table-cell table:style-name="ce9" office:value-type="percentage" office:value="0.519">
            <text:p>51.90%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table:style-name="ce9" office:value-type="percentage" office:value="0.519">
            <text:p>51.90%</text:p>
          </table:table-cell>
          <table:table-cell/>
          <table:table-cell table:style-name="ce9" office:value-type="percentage" office:value="0.3">
            <text:p>30.00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nput Power (W)</text:p>
          </table:table-cell>
          <table:table-cell/>
          <table:table-cell table:style-name="ce2" table:formula="of:=[.C9] / [.C13]" office:value-type="float" office:value="1.07899807321773">
            <text:p>1.0789980732</text:p>
          </table:table-cell>
          <table:table-cell/>
          <table:table-cell table:style-name="ce2" office:value-type="string">
            <text:p>Worm efficiency will be &lt; 50%, so add a decent margin; also allow higher transient current when starting (overcome worm static friction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gular Speed (rads/s)</text:p>
          </table:table-cell>
          <table:table-cell/>
          <table:table-cell table:style-name="ce2" table:formula="of:=2 * PI() * [.C11] / 60" office:value-type="float" office:value="544.542726622231">
            <text:p>544.542726622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rque (Nm)</text:p>
          </table:table-cell>
          <table:table-cell/>
          <table:table-cell table:style-name="ce2" table:formula="of:=0.0000980665003 * [.C12]" office:value-type="float" office:value="0.00102969825315">
            <text:p>0.001029698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Gear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Worm Gear Reduction (1:N)</text:p>
          </table:table-cell>
          <table:table-cell/>
          <table:table-cell office:value-type="float" office:value="150">
            <text:p>150</text:p>
          </table:table-cell>
          <table:table-cell table:number-columns-repeated="1021"/>
        </table:table-row>
        <table:table-row table:style-name="ro1">
          <table:table-cell office:value-type="string">
            <text:p>Shaft / Pulley Diameter (mm)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2" table:formula="of:=CONCATENATE(&quot;Torque of &quot;; [.C2]; &quot;kg Weight on Pulley (Nm)&quot;)" office:value-type="string" office:string-value="Torque of 1kg Weight on Pulley (Nm)">
            <text:p>Torque of 1kg Weight on Pulley (Nm)</text:p>
          </table:table-cell>
          <table:table-cell/>
          <table:table-cell table:style-name="ce2" table:formula="of:=([.C2] * 9.81) * (0.5 * [.C21] / 1000)" office:value-type="float" office:value="0.0981">
            <text:p>0.0981</text:p>
          </table:table-cell>
          <table:table-cell/>
          <table:table-cell table:style-name="ce2" table:formula="of:=IF([.C22] &gt; [.C25]; &quot;TOO HEAVY FOR THE MOTOR's TORQUE !&quot;; &quot;&quot;)">
            <text:p/>
          </table:table-cell>
          <table:table-cell table:number-columns-repeated="1019"/>
        </table:table-row>
        <table:table-row table:style-name="ro1">
          <table:table-cell table:style-name="ce2" office:value-type="string">
            <text:p>Angular Speed (rpm)</text:p>
          </table:table-cell>
          <table:table-cell/>
          <table:table-cell table:style-name="ce2" table:formula="of:=[.C11] / [.C20]" office:value-type="float" office:value="34.6666666666667">
            <text:p>34.6666666667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gular Speed (rads/s)</text:p>
          </table:table-cell>
          <table:table-cell/>
          <table:table-cell table:style-name="ce2" table:formula="of:=[.C16] / [.C20]" office:value-type="float" office:value="3.63028484414821">
            <text:p>3.630284844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rque at Worm Gear (Nm)</text:p>
          </table:table-cell>
          <table:table-cell/>
          <table:table-cell table:style-name="ce2" table:formula="of:=[.C17] * [.C20]" office:value-type="float" office:value="0.1544547379725">
            <text:p>0.15445473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Force (N)</text:p>
          </table:table-cell>
          <table:table-cell/>
          <table:table-cell table:style-name="ce2" table:formula="of:=[.C25] / (0.5 * [.C21] / 1000)" office:value-type="float" office:value="15.44547379725">
            <text:p>15.445473797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Weight (kg)</text:p>
          </table:table-cell>
          <table:table-cell/>
          <table:table-cell table:style-name="ce2" table:formula="of:=[.C26] / 9.81" office:value-type="float" office:value="1.57446216077982">
            <text:p>1.574462160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Speed (mm/s)</text:p>
          </table:table-cell>
          <table:table-cell/>
          <table:table-cell table:style-name="ce2" table:formula="of:=PI() * [.C21] * [.C23] / 60" office:value-type="float" office:value="36.3028484414821">
            <text:p>36.302848441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ime to Raise (s)</text:p>
          </table:table-cell>
          <table:table-cell/>
          <table:table-cell table:style-name="ce2" table:formula="of:=[.C3] / (0.1 * [.C28])" office:value-type="float" office:value="11.0184191371312">
            <text:p>11.0184191371</text:p>
          </table:table-cell>
          <table:table-cell table:number-columns-repeated="1021"/>
        </table:table-row>
      </table:table>
      <table:table table:name="SMPS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2">
          <table:table-cell table:style-name="ce1" office:value-type="string">
            <text:p>Datasheet Parameter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Switching Frequency (kHz)</text:p>
          </table:table-cell>
          <table:table-cell office:value-type="float" office:value="800">
            <text:p>800</text:p>
          </table:table-cell>
          <table:table-cell/>
          <table:table-cell table:formula="of:=[.B2] * 1000" office:value-type="float" office:value="800000">
            <text:p>800000</text:p>
          </table:table-cell>
          <table:table-cell table:number-columns-repeated="1020"/>
        </table:table-row>
        <table:table-row table:style-name="ro1">
          <table:table-cell office:value-type="string">
            <text:p>Max Switching Frequency (kHz)</text:p>
          </table:table-cell>
          <table:table-cell office:value-type="float" office:value="1200">
            <text:p>1200</text:p>
          </table:table-cell>
          <table:table-cell/>
          <table:table-cell table:formula="of:=[.B3] * 1000" office:value-type="float" office:value="1200000">
            <text:p>12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in Feedback Voltage (mV)</text:p>
          </table:table-cell>
          <table:table-cell office:value-type="float" office:value="495">
            <text:p>495</text:p>
          </table:table-cell>
          <table:table-cell/>
          <table:table-cell table:formula="of:=[.B5] / 1000" office:value-type="float" office:value="0.495">
            <text:p>0.495</text:p>
          </table:table-cell>
          <table:table-cell table:number-columns-repeated="1020"/>
        </table:table-row>
        <table:table-row table:style-name="ro2">
          <table:table-cell office:value-type="string">
            <text:p>Nominal Feedback Voltage (mV)</text:p>
          </table:table-cell>
          <table:table-cell office:value-type="float" office:value="500">
            <text:p>500</text:p>
          </table:table-cell>
          <table:table-cell/>
          <table:table-cell table:formula="of:=[.B6] / 1000" office:value-type="float" office:value="0.5">
            <text:p>0.5</text:p>
          </table:table-cell>
          <table:table-cell table:number-columns-repeated="1020"/>
        </table:table-row>
        <table:table-row table:style-name="ro2">
          <table:table-cell office:value-type="string">
            <text:p>Max Feedback Voltage (mV)</text:p>
          </table:table-cell>
          <table:table-cell office:value-type="float" office:value="505">
            <text:p>505</text:p>
          </table:table-cell>
          <table:table-cell/>
          <table:table-cell table:formula="of:=[.B7] / 1000" office:value-type="float" office:value="0.505">
            <text:p>0.5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put Constraint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Vin (V)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Max Vin (V)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Feedback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R1 (k-ohm)</text:p>
          </table:table-cell>
          <table:table-cell office:value-type="float" office:value="479">
            <text:p>479</text:p>
          </table:table-cell>
          <table:table-cell/>
          <table:table-cell table:formula="of:=[.B14] * 1000" office:value-type="float" office:value="479000">
            <text:p>479000</text:p>
          </table:table-cell>
          <table:table-cell table:number-columns-repeated="1020"/>
        </table:table-row>
        <table:table-row table:style-name="ro1">
          <table:table-cell office:value-type="string">
            <text:p>Max R1 (k-ohm)</text:p>
          </table:table-cell>
          <table:table-cell office:value-type="float" office:value="494">
            <text:p>494</text:p>
          </table:table-cell>
          <table:table-cell/>
          <table:table-cell table:formula="of:=[.B15] * 1000" office:value-type="float" office:value="494000">
            <text:p>494000</text:p>
          </table:table-cell>
          <table:table-cell table:number-columns-repeated="1020"/>
        </table:table-row>
        <table:table-row table:style-name="ro1">
          <table:table-cell office:value-type="string">
            <text:p>Min R2 (k-ohm)</text:p>
          </table:table-cell>
          <table:table-cell office:value-type="float" office:value="85">
            <text:p>85</text:p>
          </table:table-cell>
          <table:table-cell/>
          <table:table-cell table:formula="of:=[.B16] * 1000" office:value-type="float" office:value="85000">
            <text:p>85000</text:p>
          </table:table-cell>
          <table:table-cell table:number-columns-repeated="1020"/>
        </table:table-row>
        <table:table-row table:style-name="ro1">
          <table:table-cell office:value-type="string">
            <text:p>Max R2 (k-ohm)</text:p>
          </table:table-cell>
          <table:table-cell office:value-type="float" office:value="88">
            <text:p>88</text:p>
          </table:table-cell>
          <table:table-cell/>
          <table:table-cell table:formula="of:=[.B17] * 1000" office:value-type="float" office:value="88000">
            <text:p>88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Nominal R1 (k-ohm)</text:p>
          </table:table-cell>
          <table:table-cell table:formula="of:=[.B14] + ([.B15] - [.B14]) / 2" office:value-type="float" office:value="486.5">
            <text:p>486.5</text:p>
          </table:table-cell>
          <table:table-cell/>
          <table:table-cell table:formula="of:=[.B19] * 1000" office:value-type="float" office:value="486500">
            <text:p>48650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ominal R2 (k-ohm)</text:p>
          </table:table-cell>
          <table:table-cell table:formula="of:=[.B16] + ([.B17] - [.B16]) / 2" office:value-type="float" office:value="86.5">
            <text:p>86.5</text:p>
          </table:table-cell>
          <table:table-cell/>
          <table:table-cell table:formula="of:=[.B20] * 1000" office:value-type="float" office:value="86500">
            <text:p>865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Vout (V)</text:p>
          </table:table-cell>
          <table:table-cell table:formula="of:=[.D5] * ([.D14] / [.D17] + 1)" office:value-type="float" office:value="3.189375">
            <text:p>3.18937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ominal Vout (V)</text:p>
          </table:table-cell>
          <table:table-cell table:formula="of:=[.D6] * ([.D19] / [.D20] + 1)" office:value-type="float" office:value="3.3121387283237">
            <text:p>3.3121387283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Vout (V)</text:p>
          </table:table-cell>
          <table:table-cell table:formula="of:=[.D7] * ([.D15] / [.D16] + 1)" office:value-type="float" office:value="3.43994117647059">
            <text:p>3.4399411765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>
            <text:p>Max Load (mA)</text:p>
          </table:table-cell>
          <table:table-cell office:value-type="float" office:value="800">
            <text:p>800</text:p>
          </table:table-cell>
          <table:table-cell/>
          <table:table-cell table:formula="of:=[.B26] / 1000" office:value-type="float" office:value="0.8">
            <text:p>0.8</text:p>
          </table:table-cell>
          <table:table-cell table:number-columns-repeated="1020"/>
        </table:table-row>
        <table:table-row table:style-name="ro2">
          <table:table-cell office:value-type="string">
            <text:p>Inductor Ripple Current (mA)</text:p>
          </table:table-cell>
          <table:table-cell office:value-type="float" office:value="650">
            <text:p>650</text:p>
          </table:table-cell>
          <table:table-cell/>
          <table:table-cell table:formula="of:=[.B27] / 1000" office:value-type="float" office:value="0.65">
            <text:p>0.6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imum Buck L (uH)</text:p>
          </table:table-cell>
          <table:table-cell table:formula="of:=1000000 * [.B24] * ([.B11] - [.B24]) / ([.D2] * [.D27] * [.B11])" office:value-type="float" office:value="2.0640425326058">
            <text:p>2.0640425326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inimum Boost L (uH)</text:p>
          </table:table-cell>
          <table:table-cell table:formula="of:=1000000 * [.B10] * ([.B24] - [.B10]) / ([.D2] * [.D27] * [.B24])" office:value-type="float" office:value="1.60997965081482">
            <text:p>1.6099796508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>
            <text:p>Min Inductor (uH)</text:p>
          </table:table-cell>
          <table:table-cell office:value-type="float" office:value="3.7">
            <text:p>3.7</text:p>
          </table:table-cell>
          <table:table-cell/>
          <table:table-cell table:formula="of:=[.B32] / 1000000" office:value-type="float" office:value="0.0000037">
            <text:p>0.0000037</text:p>
          </table:table-cell>
          <table:table-cell table:number-columns-repeated="1020"/>
        </table:table-row>
        <table:table-row table:style-name="ro2">
          <table:table-cell office:value-type="string">
            <text:p>Nominal Inductor (uH)</text:p>
          </table:table-cell>
          <table:table-cell office:value-type="float" office:value="4.7">
            <text:p>4.7</text:p>
          </table:table-cell>
          <table:table-cell/>
          <table:table-cell table:formula="of:=[.B33] / 1000000" office:value-type="float" office:value="0.0000047">
            <text:p>0.0000047</text:p>
          </table:table-cell>
          <table:table-cell table:number-columns-repeated="1020"/>
        </table:table-row>
        <table:table-row table:style-name="ro2">
          <table:table-cell office:value-type="string">
            <text:p>Max Inductor (uH)</text:p>
          </table:table-cell>
          <table:table-cell office:value-type="float" office:value="5.7">
            <text:p>5.7</text:p>
          </table:table-cell>
          <table:table-cell/>
          <table:table-cell table:formula="of:=[.B34] / 1000000" office:value-type="float" office:value="0.0000057">
            <text:p>0.000005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Output Rippl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Min Output Capacitance (uF)</text:p>
          </table:table-cell>
          <table:table-cell office:value-type="float" office:value="28.5">
            <text:p>28.5</text:p>
          </table:table-cell>
          <table:table-cell/>
          <table:table-cell table:formula="of:=[.B37] / 1000000" office:value-type="float" office:value="0.0000285">
            <text:p>0.0000285</text:p>
          </table:table-cell>
          <table:table-cell table:number-columns-repeated="1020"/>
        </table:table-row>
        <table:table-row table:style-name="ro2">
          <table:table-cell office:value-type="string">
            <text:p>Max Output Capacitance (uF)</text:p>
          </table:table-cell>
          <table:table-cell office:value-type="float" office:value="47.5">
            <text:p>47.5</text:p>
          </table:table-cell>
          <table:table-cell/>
          <table:table-cell table:formula="of:=[.B38] / 1000000" office:value-type="float" office:value="0.0000475">
            <text:p>0.0000475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table:style-name="ce2" office:value-type="string">
            <text:p>Buck Peak Ripple (mV)</text:p>
          </table:table-cell>
          <table:table-cell table:formula="of:=1000 * [.B24] * ([.B11] - [.B24]) / ([.B11] * 8 * [.D32] * [.D2] * [.D2] * [.D37])" office:value-type="float" office:value="1.98794992619987">
            <text:p>1.9879499262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oost Peak Ripple (mV)</text:p>
          </table:table-cell>
          <table:table-cell table:formula="of:=1000 * [.D26] * ([.B24] - [.B10]) / ([.D37] * [.B24] * [.D2])" office:value-type="float" office:value="14.6875336565563">
            <text:p>14.6875336566</text:p>
          </table:table-cell>
          <table:table-cell table:number-columns-repeated="1022"/>
        </table:table-row>
      </table:table>
      <table:table table:name="Power Consumption" table:style-name="ta1" table:print="false">
        <table:table-column table:style-name="co5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SMPS (Disabled)</text:p>
          </table:table-cell>
          <table:table-cell table:style-name="ce12"/>
          <table:table-cell table:style-name="ce3" table:number-columns-repeated="1022"/>
        </table:table-row>
        <table:table-row table:style-name="ro2">
          <table:table-cell table:style-name="ce5"/>
          <table:table-cell table:style-name="ce11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table:style-name="ce5" office:value-type="string">
            <text:p>Reverse Protection MOSFET leakage</text:p>
          </table:table-cell>
          <table:table-cell table:style-name="ce11"/>
          <table:table-cell table:style-name="ce8" office:value-type="string">
            <text:p>IS THIS NEEDED ? <text:s/>TODO: INVESTIGATE...</text:p>
          </table:table-cell>
          <table:table-cell table:style-name="ce8" table:number-columns-repeated="1021"/>
        </table:table-row>
        <table:table-row table:style-name="ro2">
          <table:table-cell office:value-type="string">
            <text:p>Quiesc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>
            <text:p>Switch leakages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>
            <text:p>EN lea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>
            <text:p>PS lea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Input Bypass – 2x 10uF</text:p>
          </table:table-cell>
          <table:table-cell table:formula="of:=2 * 0.32" office:value-type="float" office:value="0.64">
            <text:p>0.6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Disabled Pull-down Current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Assuming 5V battery – for 2V battery the figure is more like 14uA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3:.B10])" office:value-type="float" office:value="52.64">
            <text:p>52.6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MPS (Enabled – Low Power)</text:p>
          </table:table-cell>
          <table:table-cell table:style-name="ce3" table:number-columns-repeated="1023"/>
        </table:table-row>
        <table:table-row table:style-name="ro1">
          <table:table-cell table:style-name="ce5" office:value-type="string">
            <text:p>Assumed Efficiency</text:p>
          </table:table-cell>
          <table:table-cell table:style-name="ce13" office:value-type="percentage" office:value="0.8">
            <text:p>80.00%</text:p>
          </table:table-cell>
          <table:table-cell table:style-name="ce8" table:number-columns-repeated="1022"/>
        </table:table-row>
        <table:table-row table:style-name="ro1">
          <table:table-cell table:style-name="ce5"/>
          <table:table-cell table:style-name="ce13"/>
          <table:table-cell table:style-name="ce8" table:number-columns-repeated="1022"/>
        </table:table-row>
        <table:table-row table:style-name="ro2">
          <table:table-cell table:style-name="ce5"/>
          <table:table-cell table:style-name="ce11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office:value-type="string">
            <text:p>Disabled Total (minus pull-down)</text:p>
          </table:table-cell>
          <table:table-cell table:formula="of:=[.B11] - [.B10]" office:value-type="float" office:value="18.64">
            <text:p>18.64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>
            <text:p>Extra Quiescent</text:p>
          </table:table-cell>
          <table:table-cell table:formula="of:=100 - [.B4]" office:value-type="float" office:value="99">
            <text:p>99</text:p>
          </table:table-cell>
          <table:table-cell/>
          <table:table-cell office:value-type="string">
            <text:p>Datasheet parameter (difference between disabled and enabled current)</text:p>
          </table:table-cell>
          <table:table-cell table:number-columns-repeated="1020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7">
            <text:p>7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Output Bypass – 4x 10uF</text:p>
          </table:table-cell>
          <table:table-cell table:formula="of:=2 * [.B8]" office:value-type="float" office:value="1.28">
            <text:p>1.2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table:formula="of:=SUM([.B17:.B20])" office:value-type="float" office:value="125.92">
            <text:p>125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MPS (Enabled – High Power)</text:p>
          </table:table-cell>
          <table:table-cell table:style-name="ce3" table:number-columns-repeated="1023"/>
        </table:table-row>
        <table:table-row table:style-name="ro1">
          <table:table-cell table:style-name="ce5" office:value-type="string">
            <text:p>Assumed Efficiency</text:p>
          </table:table-cell>
          <table:table-cell table:style-name="ce13" office:value-type="percentage" office:value="0.8">
            <text:p>80.00%</text:p>
          </table:table-cell>
          <table:table-cell table:style-name="ce8" table:number-columns-repeated="1022"/>
        </table:table-row>
        <table:table-row table:style-name="ro1">
          <table:table-cell table:style-name="ce11"/>
          <table:table-cell table:style-name="ce8" table:number-columns-repeated="1023"/>
        </table:table-row>
        <table:table-row table:style-name="ro2">
          <table:table-cell table:style-name="ce5"/>
          <table:table-cell table:style-name="ce11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office:value-type="string">
            <text:p>Enabled Low Power total</text:p>
          </table:table-cell>
          <table:table-cell table:formula="of:=[.B21]" office:value-type="float" office:value="125.92">
            <text:p>125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Low Power Pull-down current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PS line pulled to +3.3V, via Shift Register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27:.B28])" office:value-type="float" office:value="200.92">
            <text:p>200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VDD Controller (FPF1321 Multiplexer)</text:p>
          </table:table-cell>
          <table:table-cell table:style-name="ce3" table:number-columns-repeated="1023"/>
        </table:table-row>
        <table:table-row table:style-name="ro2">
          <table:table-cell/>
          <table:table-cell table:style-name="ce2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table:style-name="ce5" office:value-type="string">
            <text:p>VINA Input Bypass</text:p>
          </table:table-cell>
          <table:table-cell table:style-name="ce8" office:value-type="float" office:value="0.22">
            <text:p>0.22</text:p>
          </table:table-cell>
          <table:table-cell table:style-name="ce8" table:number-columns-repeated="1022"/>
        </table:table-row>
        <table:table-row table:style-name="ro1">
          <table:table-cell table:style-name="ce5" office:value-type="string">
            <text:p>VINB Input Bypass</text:p>
          </table:table-cell>
          <table:table-cell table:style-name="ce8" office:value-type="float" office:value="0.22">
            <text:p>0.22</text:p>
          </table:table-cell>
          <table:table-cell table:style-name="ce8" table:number-columns-repeated="1022"/>
        </table:table-row>
        <table:table-row table:style-name="ro1">
          <table:table-cell table:style-name="ce5" office:value-type="string">
            <text:p>Output Bypass</text:p>
          </table:table-cell>
          <table:table-cell table:style-name="ce8" table:number-columns-repeated="1023"/>
        </table:table-row>
        <table:table-row table:style-name="ro2">
          <table:table-cell office:value-type="string">
            <text:p>Quiescent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>
            <text:p>EN leakage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>
            <text:p>SEL leakage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33:.B38])" office:value-type="float" office:value="24.84">
            <text:p>24.8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(Asleep)</text:p>
          </table:table-cell>
          <table:table-cell table:style-name="ce3" table:number-columns-repeated="1023"/>
        </table:table-row>
        <table:table-row table:style-name="ro2">
          <table:table-cell table:style-name="ce11"/>
          <table:table-cell table:style-name="ce11" office:value-type="string">
            <text:p>uA</text:p>
          </table:table-cell>
          <table:table-cell table:style-name="ce8" table:number-columns-repeated="1022"/>
        </table:table-row>
        <table:table-row table:style-name="ro2">
          <table:table-cell office:value-type="string">
            <text:p>Quiescent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 office:value-type="string">
            <text:p>WD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BO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Comparator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Crystal Oscillator</text:p>
          </table:table-cell>
          <table:table-cell office:value-type="float" office:value="7">
            <text:p>7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AD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Internal Voltage Referenc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I/O leakage (16 pins)</text:p>
          </table:table-cell>
          <table:table-cell table:formula="of:=16 * 1" office:value-type="float" office:value="16">
            <text:p>16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MCLR lea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>
            <text:p>OSC1 lea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 office:value-type="string">
            <text:p>Input Bypass – 2x 22uF</text:p>
          </table:table-cell>
          <table:table-cell table:formula="of:=2 * 0.22" office:value-type="float" office:value="0.44">
            <text:p>0.4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table:formula="of:=SUM([.B43:.B53])" office:value-type="float" office:value="35.24">
            <text:p>35.2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(Awake – HFINTOSC)</text:p>
          </table:table-cell>
          <table:table-cell table:style-name="ce3" table:number-columns-repeated="1023"/>
        </table:table-row>
        <table:table-row table:style-name="ro2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4" office:value-type="string">
            <text:p>PIC (Asleep)</text:p>
          </table:table-cell>
          <table:table-cell table:formula="of:=[.B54]" office:value-type="float" office:value="35.24">
            <text:p>35.24</text:p>
          </table:table-cell>
          <table:table-cell/>
          <table:table-cell table:style-name="Default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table:formula="of:=SUM([.B58:.B60])" office:value-type="float" office:value="35.24">
            <text:p>35.2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ensors / Glue (SMPS Enabled)</text:p>
          </table:table-cell>
          <table:table-cell table:style-name="ce3" table:number-columns-repeated="1023"/>
        </table:table-row>
        <table:table-row table:style-name="ro2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>
            <text:p>Temperature Sensor quiescent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Temperature Sensor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2">
          <table:table-cell office:value-type="string">
            <text:p>Light Sensor Opamp quiescent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>
            <text:p>Light Sensor Opamp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2">
          <table:table-cell office:value-type="string">
            <text:p>Shift Register quiescent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hift Register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2">
          <table:table-cell office:value-type="string">
            <text:p>Shift Register leakage (5 pins)</text:p>
          </table:table-cell>
          <table:table-cell table:formula="of:=5 * 1" office:value-type="float" office:value="5">
            <text:p>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>
            <text:p>Shift Register tri-state leakage (9 pins)</text:p>
          </table:table-cell>
          <table:table-cell table:formula="of:=9 * 5" office:value-type="float" office:value="45">
            <text:p>4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>
            <text:p>Offboard VDD Bypasses – 4x 22uF</text:p>
          </table:table-cell>
          <table:table-cell table:formula="of:=4 * 0.22" office:value-type="float" office:value="0.88">
            <text:p>0.88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>
            <text:p>Motor H-Bridge leakage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Motor Current Sense quiescent</text:p>
          </table:table-cell>
          <table:table-cell table:number-columns-repeated="1023"/>
        </table:table-row>
        <table:table-row table:style-name="ro2">
          <table:table-cell office:value-type="string">
            <text:p>Motor Current Sense Opamp quiescent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>
            <text:p>Motor Current Sense Opamp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SUM([.B65:.B77])" office:value-type="float" office:value="204.26">
            <text:p>204.26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LCD / Motor</text:p>
          </table:table-cell>
          <table:table-cell table:style-name="ce12"/>
          <table:table-cell table:style-name="ce3" table:number-columns-repeated="1022"/>
        </table:table-row>
        <table:table-row table:style-name="ro2">
          <table:table-cell/>
          <table:table-cell table:style-name="ce2" office:value-type="string">
            <text:p>mA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Quiescent</text:p>
          </table:table-cell>
          <table:table-cell table:style-name="ce4"/>
          <table:table-cell/>
          <table:table-cell office:value-type="string">
            <text:p>Motor driver, Bypass and Pin Leakages, LCD</text:p>
          </table:table-cell>
          <table:table-cell table:number-columns-repeated="1020"/>
        </table:table-row>
        <table:table-row table:style-name="ro1">
          <table:table-cell office:value-type="string">
            <text:p>LCD On</text:p>
          </table:table-cell>
          <table:table-cell table:style-name="ce4"/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>
            <text:p>LCD Backlight</text:p>
          </table:table-cell>
          <table:table-cell table:style-name="ce4"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otor On, No Load</text:p>
          </table:table-cell>
          <table:table-cell table:style-name="ce4"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otor On, Load</text:p>
          </table:table-cell>
          <table:table-cell table:style-name="ce4" office:value-type="float" office:value="500">
            <text:p>50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otor On, Stall</text:p>
          </table:table-cell>
          <table:table-cell table:style-name="ce4"/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tate Totals</text:p>
          </table:table-cell>
          <table:table-cell table:style-name="ce3" table:number-columns-repeated="1023"/>
        </table:table-row>
        <table:table-row table:style-name="ro2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Low Power State (Default)</text:p>
          </table:table-cell>
          <table:table-cell table:style-name="ce2" table:formula="of:=[.B11] + [.B39] + [.B54]" office:value-type="float" office:value="112.72">
            <text:p>112.72</text:p>
          </table:table-cell>
          <table:table-cell/>
          <table:table-cell office:value-type="string">
            <text:p>SMPS Disabled, PIC VDD Multiplexer, PIC Aslee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IC Awake – No Sensors</text:p>
          </table:table-cell>
          <table:table-cell table:style-name="ce14" table:formula="of:=[.B11] + [.B39] + [.B61]" office:value-type="float" office:value="112.72">
            <text:p>112.72</text:p>
          </table:table-cell>
          <table:table-cell/>
          <table:table-cell office:value-type="string">
            <text:p>SMPS Disabled, PIC VDD Multiplexer, PIC Awak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IC Awake – Sensors</text:p>
          </table:table-cell>
          <table:table-cell table:style-name="ce14" table:formula="of:=[.B21] + [.B39] + ([.B61] + [.B78]) / [.B14]" office:value-type="float" office:value="450.135">
            <text:p>450.135</text:p>
          </table:table-cell>
          <table:table-cell/>
          <table:table-cell office:value-type="string">
            <text:p>SMPS Enabled (Low Power), PIC VDD Multiplexer, PIC Awake, Sensors / Glu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IC Awake – Running Motor</text:p>
          </table:table-cell>
          <table:table-cell table:style-name="ce14" table:formula="of:=[.B29] + [.B39] + ([.B61] + [.B78] + 1000 * ([.B82] + [.B86])) / [.B24]" office:value-type="float" office:value="625525.135">
            <text:p>625525.135</text:p>
          </table:table-cell>
          <table:table-cell/>
          <table:table-cell office:value-type="string">
            <text:p>SMPS Enabled (High Power), PIC VDD Multiplexer, PIC Awake, Sensors / Glue, Motor at Loa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er Day Totals</text:p>
          </table:table-cell>
          <table:table-cell table:style-name="ce3" table:number-columns-repeated="1023"/>
        </table:table-row>
        <table:table-row table:style-name="ro2">
          <table:table-cell/>
          <table:table-cell table:style-name="ce2" office:value-type="string">
            <text:p>uA</text:p>
          </table:table-cell>
          <table:table-cell table:style-name="ce2" office:value-type="string">
            <text:p>Seconds</text:p>
          </table:table-cell>
          <table:table-cell office:value-type="string">
            <text:p>Q</text:p>
          </table:table-cell>
          <table:table-cell table:number-columns-repeated="1020"/>
        </table:table-row>
        <table:table-row table:style-name="ro1">
          <table:table-cell table:style-name="ce2" table:formula="of:=[.A91]" office:value-type="string" office:string-value="Low Power State (Default)">
            <text:p>Low Power State (Default)</text:p>
          </table:table-cell>
          <table:table-cell table:style-name="ce2" table:formula="of:=[.B91]" office:value-type="float" office:value="112.72">
            <text:p>112.72</text:p>
          </table:table-cell>
          <table:table-cell table:style-name="ce2" table:formula="of:=3600 * 24 - SUM([.C99:.C108])" office:value-type="float" office:value="85790">
            <text:p>85790</text:p>
          </table:table-cell>
          <table:table-cell table:formula="of:=([.B98] / 1000) * ([.C98] / 3600)" office:value-type="float" office:value="2.68618022222222">
            <text:p>2.686180222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scillator Overflow Wakeup</text:p>
          </table:table-cell>
          <table:table-cell table:style-name="ce2" table:formula="of:=[.B92]" office:value-type="float" office:value="112.72">
            <text:p>112.72</text:p>
          </table:table-cell>
          <table:table-cell table:formula="of:=0.1 * (24 * 3600 / (16 * 65536 / 32768))" office:value-type="float" office:value="270">
            <text:p>270</text:p>
          </table:table-cell>
          <table:table-cell table:formula="of:=([.B99] / 1000) * ([.C99] / 3600)" office:value-type="float" office:value="0.008454">
            <text:p>0.008454</text:p>
          </table:table-cell>
          <table:table-cell/>
          <table:table-cell table:style-name="ce2" office:value-type="string">
            <text:p>16-bit overflow with post-scaler of 16; average 100ms awake tim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Read Sensors</text:p>
          </table:table-cell>
          <table:table-cell table:style-name="ce2" table:formula="of:=[.B93]" office:value-type="float" office:value="450.135">
            <text:p>450.135</text:p>
          </table:table-cell>
          <table:table-cell office:value-type="float" office:value="300">
            <text:p>300</text:p>
          </table:table-cell>
          <table:table-cell table:formula="of:=([.B100] / 1000) * ([.C100] / 3600)" office:value-type="float" office:value="0.03751125">
            <text:p>0.03751125</text:p>
          </table:table-cell>
          <table:table-cell/>
          <table:table-cell table:style-name="ce2" office:value-type="string">
            <text:p>Every 288 seconds (9x oscillator overflow), wake up for 1 second to read sensors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otor Running at Load</text:p>
          </table:table-cell>
          <table:table-cell table:style-name="ce2" table:formula="of:=[.B94]" office:value-type="float" office:value="625525.135">
            <text:p>625525.135</text:p>
          </table:table-cell>
          <table:table-cell office:value-type="float" office:value="40">
            <text:p>40</text:p>
          </table:table-cell>
          <table:table-cell table:formula="of:=([.B101] / 1000) * ([.C101] / 3600)" office:value-type="float" office:value="6.95027927777778">
            <text:p>6.9502792778</text:p>
          </table:table-cell>
          <table:table-cell/>
          <table:table-cell table:style-name="ce2" office:value-type="string">
            <text:p>Twice per day, 20 seconds for door raising or lowering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/>
          <table:table-cell/>
          <table:table-cell table:formula="of:=([.B102] / 1000) * ([.C102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03] / 1000) * ([.C103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04] / 1000) * ([.C104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05] / 1000) * ([.C105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06] / 1000) * ([.C106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07] / 1000) * ([.C107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08] / 1000) * ([.C108] / 3600)"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string">
            <text:p>Battery Capacity (mAh)</text:p>
          </table:table-cell>
          <table:table-cell table:formula="of:=2 * 1800" office:value-type="float" office:value="3600">
            <text:p>360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Estimated Life (days)</text:p>
          </table:table-cell>
          <table:table-cell table:style-name="ce2" table:formula="of:= [.B109] / SUM([.D98:.D108])" office:value-type="float" office:value="371.807692076306">
            <text:p>371.8076920763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Estimated Life (years)</text:p>
          </table:table-cell>
          <table:table-cell table:style-name="ce2" table:formula="of:=[.B110] / 365.25" office:value-type="float" office:value="1.01795398241288">
            <text:p>1.0179539824</text:p>
          </table:table-cell>
          <table:table-cell/>
          <table:table-cell table:style-name="Default"/>
          <table:table-cell table:number-columns-repeated="1020"/>
        </table:table-row>
      </table:table>
      <table:table table:name="Capacitors" table:style-name="ta1" table:print="false">
        <table:table-column table:style-name="co4" table:default-cell-style-name="ce4"/>
        <table:table-column table:style-name="co1" table:number-columns-repeated="1023" table:default-cell-style-name="Default"/>
        <table:table-row table:style-name="ro1">
          <table:table-cell table:style-name="ce5"/>
          <table:table-cell table:style-name="ce8" table:number-columns-repeated="10"/>
          <table:table-cell table:style-name="ce8" office:value-type="string">
            <text:p>GRM31CR71C106KA12L</text:p>
          </table:table-cell>
          <table:table-cell table:style-name="ce8"/>
          <table:table-cell table:style-name="ce8" office:value-type="string">
            <text:p>CL21B225KPFNNNE </text:p>
          </table:table-cell>
          <table:table-cell table:style-name="ce8" table:number-columns-repeated="1010"/>
        </table:table-row>
        <table:table-row table:style-name="ro1">
          <table:table-cell table:style-name="ce1" office:value-type="string">
            <text:p>Capacitanc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minal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2">
          <table:table-cell office:value-type="string">
            <text:p>Nominal Adjusted for DC Bias</text:p>
          </table:table-cell>
          <table:table-cell office:value-type="float" office:value="1.78">
            <text:p>1.78</text:p>
          </table:table-cell>
          <table:table-cell/>
          <table:table-cell table:style-name="ce2" office:value-type="string">
            <text:p>Look at the datasheet graphs for this; dependent on bias voltage and physical size</text:p>
          </table:table-cell>
          <table:table-cell table:number-columns-repeated="7"/>
          <table:table-cell office:value-type="float" office:value="9.5">
            <text:p>9.5</text:p>
          </table:table-cell>
          <table:table-cell/>
          <table:table-cell office:value-type="float" office:value="1.78">
            <text:p>1.78</text:p>
          </table:table-cell>
          <table:table-cell table:number-columns-repeated="1010"/>
        </table:table-row>
        <table:table-row table:style-name="ro1">
          <table:table-cell office:value-type="string">
            <text:p>Min (-) Initial Tolerance (%)</text:p>
          </table:table-cell>
          <table:table-cell table:style-name="ce9" office:value-type="percentage" office:value="0.1">
            <text:p>10.00%</text:p>
          </table:table-cell>
          <table:table-cell table:number-columns-repeated="9"/>
          <table:table-cell table:style-name="ce9" office:value-type="percentage" office:value="0.1">
            <text:p>10.00%</text:p>
          </table:table-cell>
          <table:table-cell/>
          <table:table-cell table:style-name="ce9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office:value-type="string">
            <text:p>Max (+) Initial Tolerance (%)</text:p>
          </table:table-cell>
          <table:table-cell table:style-name="ce9" office:value-type="percentage" office:value="0.1">
            <text:p>10.00%</text:p>
          </table:table-cell>
          <table:table-cell table:number-columns-repeated="9"/>
          <table:table-cell table:style-name="ce9" office:value-type="percentage" office:value="0.1">
            <text:p>10.00%</text:p>
          </table:table-cell>
          <table:table-cell/>
          <table:table-cell table:style-name="ce9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office:value-type="string">
            <text:p>Min (-) Temperature Coefficient (%)</text:p>
          </table:table-cell>
          <table:table-cell table:style-name="ce9" office:value-type="percentage" office:value="0.15">
            <text:p>15.00%</text:p>
          </table:table-cell>
          <table:table-cell/>
          <table:table-cell table:style-name="ce2" office:value-type="string">
            <text:p>X7R is +/- 15%</text:p>
          </table:table-cell>
          <table:table-cell table:number-columns-repeated="7"/>
          <table:table-cell table:style-name="ce9" office:value-type="percentage" office:value="0.15">
            <text:p>15.00%</text:p>
          </table:table-cell>
          <table:table-cell/>
          <table:table-cell table:style-name="ce9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office:value-type="string">
            <text:p>Max (+) Temperature Coefficient (%)</text:p>
          </table:table-cell>
          <table:table-cell table:style-name="ce9" office:value-type="percentage" office:value="0.15">
            <text:p>15.00%</text:p>
          </table:table-cell>
          <table:table-cell table:number-columns-repeated="9"/>
          <table:table-cell table:style-name="ce9" office:value-type="percentage" office:value="0.15">
            <text:p>15.00%</text:p>
          </table:table-cell>
          <table:table-cell/>
          <table:table-cell table:style-name="ce9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Initial Capacitance</text:p>
          </table:table-cell>
          <table:table-cell table:formula="of:=[.B4] * (1 - [.B5])" office:value-type="float" office:value="1.602">
            <text:p>1.602</text:p>
          </table:table-cell>
          <table:table-cell table:number-columns-repeated="9"/>
          <table:table-cell office:value-type="float" office:value="8.55">
            <text:p>8.55</text:p>
          </table:table-cell>
          <table:table-cell/>
          <table:table-cell office:value-type="float" office:value="1.602">
            <text:p>1.60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Initial Capacitance</text:p>
          </table:table-cell>
          <table:table-cell table:formula="of:=[.B4] * (1 + [.B6])" office:value-type="float" office:value="1.958">
            <text:p>1.958</text:p>
          </table:table-cell>
          <table:table-cell table:number-columns-repeated="9"/>
          <table:table-cell office:value-type="float" office:value="10.45">
            <text:p>10.45</text:p>
          </table:table-cell>
          <table:table-cell/>
          <table:table-cell office:value-type="float" office:value="1.958">
            <text:p>1.958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in Capacitance</text:p>
          </table:table-cell>
          <table:table-cell table:formula="of:=[.B10] - ([.B4] * [.B7])" office:value-type="float" office:value="1.335">
            <text:p>1.335</text:p>
          </table:table-cell>
          <table:table-cell table:number-columns-repeated="9"/>
          <table:table-cell office:value-type="float" office:value="7.125">
            <text:p>7.125</text:p>
          </table:table-cell>
          <table:table-cell/>
          <table:table-cell office:value-type="float" office:value="1.335">
            <text:p>1.335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Capacitance</text:p>
          </table:table-cell>
          <table:table-cell table:style-name="ce10" table:formula="of:=[.B11] + ([.B4] * [.B8])" office:value-type="float" office:value="2.225">
            <text:p>2.225</text:p>
          </table:table-cell>
          <table:table-cell table:number-columns-repeated="9"/>
          <table:table-cell office:value-type="float" office:value="11.875">
            <text:p>11.875</text:p>
          </table:table-cell>
          <table:table-cell/>
          <table:table-cell table:style-name="ce10" office:value-type="float" office:value="2.225">
            <text:p>2.2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eakage Current</text:p>
          </table:table-cell>
          <table:table-cell table:style-name="ce3" table:number-columns-repeated="1023"/>
        </table:table-row>
        <table:table-row table:style-name="ro1">
          <table:table-cell table:style-name="Default" office:value-type="string">
            <text:p>Insulation Resistance (ohm-Farads)</text:p>
          </table:table-cell>
          <table:table-cell office:value-type="float" office:value="100">
            <text:p>100</text:p>
          </table:table-cell>
          <table:table-cell table:number-columns-repeated="9"/>
          <table:table-cell office:value-type="float" office:value="500">
            <text:p>500</text:p>
          </table:table-cell>
          <table:table-cell/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table:style-name="Default" office:value-type="string">
            <text:p>Capacitance (uF)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Rated Voltage (V)</text:p>
          </table:table-cell>
          <table:table-cell office:value-type="float" office:value="10">
            <text:p>10</text:p>
          </table:table-cell>
          <table:table-cell table:number-columns-repeated="9"/>
          <table:table-cell office:value-type="float" office:value="16">
            <text:p>16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sulation Resistance (M-ohm)</text:p>
          </table:table-cell>
          <table:table-cell table:formula="of:=[.B16] / [.B17]" office:value-type="float" office:value="45.4545454545455">
            <text:p>45.4545454545</text:p>
          </table:table-cell>
          <table:table-cell table:number-columns-repeated="9"/>
          <table:table-cell office:value-type="float" office:value="50">
            <text:p>50</text:p>
          </table:table-cell>
          <table:table-cell/>
          <table:table-cell office:value-type="float" office:value="45.4545454545455">
            <text:p>45.454545454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Leakage Current (uA)</text:p>
          </table:table-cell>
          <table:table-cell table:formula="of:=[.B18] / [.B19]" office:value-type="float" office:value="0.22">
            <text:p>0.22</text:p>
          </table:table-cell>
          <table:table-cell table:number-columns-repeated="9"/>
          <table:table-cell office:value-type="float" office:value="0.32">
            <text:p>0.32</text:p>
          </table:table-cell>
          <table:table-cell/>
          <table:table-cell office:value-type="float" office:value="0.22">
            <text:p>0.22</text:p>
          </table:table-cell>
          <table:table-cell table:number-columns-repeated="1010"/>
        </table:table-row>
      </table:table>
      <table:table table:name="Resistors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Resistanc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minal Resistance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2">
          <table:table-cell office:value-type="string">
            <text:p>Initial Tolerance (%)</text:p>
          </table:table-cell>
          <table:table-cell table:style-name="ce9" office:value-type="percentage" office:value="0.01">
            <text:p>1.00%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Temperature Coefficient (ppm)</text:p>
          </table:table-cell>
          <table:table-cell office:value-type="float" office:value="100">
            <text:p>100</text:p>
          </table:table-cell>
          <table:table-cell/>
          <table:table-cell table:formula="of:=[.B4] / 1000000" office:value-type="float" office:value="0.0001">
            <text:p>0.0001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Nominal Temperature (degC)</text:p>
          </table:table-cell>
          <table:table-cell office:value-type="float" office:value="25">
            <text:p>25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Min Temperature (degC)</text:p>
          </table:table-cell>
          <table:table-cell office:value-type="float" office:value="-20">
            <text:p>-20</text:p>
          </table:table-cell>
          <table:table-cell table:number-columns-repeated="1022"/>
        </table:table-row>
        <table:table-row table:style-name="ro2">
          <table:table-cell office:value-type="string">
            <text:p>Max Temperature (degC)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Temperature Delta (degC)</text:p>
          </table:table-cell>
          <table:table-cell table:formula="of:=[.B6] - [.B5]" office:value-type="float" office:value="-45">
            <text:p>-4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Temperature Delta (degC)</text:p>
          </table:table-cell>
          <table:table-cell table:formula="of:=[.B7] - [.B5]" office:value-type="float" office:value="35">
            <text:p>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Initial Resistance</text:p>
          </table:table-cell>
          <table:table-cell table:formula="of:=[.B2] * (1 - [.B3])" office:value-type="float" office:value="32.67">
            <text:p>32.6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Initial Resistance</text:p>
          </table:table-cell>
          <table:table-cell table:formula="of:=[.B2] * (1 + [.B3])" office:value-type="float" office:value="33.33">
            <text:p>33.3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in Resistance</text:p>
          </table:table-cell>
          <table:table-cell table:formula="of:=[.B12] * (1 + [.D4] * [.B9])" office:value-type="float" office:value="32.522985">
            <text:p>32.52298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Resistance</text:p>
          </table:table-cell>
          <table:table-cell table:style-name="ce10" table:formula="of:=[.B13] * (1 + [.D4] * [.B10])" office:value-type="float" office:value="33.446655">
            <text:p>33.446655</text:p>
          </table:table-cell>
          <table:table-cell table:number-columns-repeated="1022"/>
        </table:table-row>
      </table:table>
      <table:table table:name="Current Sense" table:style-name="ta1" table:print="false">
        <table:table-column table:style-name="co6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Motor Current Sens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Resistor (mOhms)</text:p>
          </table:table-cell>
          <table:table-cell office:value-type="float" office:value="32">
            <text:p>32</text:p>
          </table:table-cell>
          <table:table-cell/>
          <table:table-cell table:formula="of:=[.B2] / 1000" office:value-type="float" office:value="0.032">
            <text:p>0.032</text:p>
          </table:table-cell>
          <table:table-cell table:number-columns-repeated="1020"/>
        </table:table-row>
        <table:table-row table:style-name="ro1">
          <table:table-cell office:value-type="string">
            <text:p>Max Resistor (mOhms)</text:p>
          </table:table-cell>
          <table:table-cell office:value-type="float" office:value="34">
            <text:p>34</text:p>
          </table:table-cell>
          <table:table-cell/>
          <table:table-cell table:formula="of:=[.B3] / 1000" office:value-type="float" office:value="0.034">
            <text:p>0.034</text:p>
          </table:table-cell>
          <table:table-cell table:number-columns-repeated="1020"/>
        </table:table-row>
        <table:table-row table:style-name="ro1">
          <table:table-cell office:value-type="string">
            <text:p>Min Current (mA)</text:p>
          </table:table-cell>
          <table:table-cell office:value-type="float" office:value="32">
            <text:p>32</text:p>
          </table:table-cell>
          <table:table-cell/>
          <table:table-cell table:formula="of:=[.B4] / 1000" office:value-type="float" office:value="0.032">
            <text:p>0.032</text:p>
          </table:table-cell>
          <table:table-cell table:number-columns-repeated="1020"/>
        </table:table-row>
        <table:table-row table:style-name="ro1">
          <table:table-cell office:value-type="string">
            <text:p>Max Current (mA)</text:p>
          </table:table-cell>
          <table:table-cell office:value-type="float" office:value="800">
            <text:p>800</text:p>
          </table:table-cell>
          <table:table-cell/>
          <table:table-cell table:formula="of:=[.B5] / 1000" office:value-type="float" office:value="0.8">
            <text:p>0.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nse Resistor Voltage + (V)</text:p>
          </table:table-cell>
          <table:table-cell table:formula="of:=3.3 * 0.95" office:value-type="float" office:value="3.135">
            <text:p>3.135</text:p>
          </table:table-cell>
          <table:table-cell table:number-columns-repeated="2"/>
          <table:table-cell table:style-name="ce2" office:value-type="string">
            <text:p>SMPS minimum outp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nse Resistor Voltage – (V)</text:p>
          </table:table-cell>
          <table:table-cell table:style-name="ce2" table:formula="of:=[.B7] - [.D3] * [.D5]" office:value-type="float" office:value="3.1078">
            <text:p>3.107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Gain (V/V)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Gain Error (%)</text:p>
          </table:table-cell>
          <table:table-cell table:style-name="ce9" office:value-type="percentage" office:value="0.01">
            <text:p>1.00%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in Gain (V/V)</text:p>
          </table:table-cell>
          <table:table-cell table:style-name="ce15" table:formula="of:=[.B10] * (1 - [.B11])" office:value-type="float" office:value="99">
            <text:p>99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Max Gain (V/V)</text:p>
          </table:table-cell>
          <table:table-cell table:style-name="ce15" table:formula="of:=[.B10] * (1 + [.B11])" office:value-type="float" office:value="101">
            <text:p>101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CONCATENATE(&quot;Sense Voltage @ &quot;; [.B4]; &quot;mA (mV)&quot;)" office:value-type="string" office:string-value="Sense Voltage @ 32mA (mV)">
            <text:p>Sense Voltage @ 32mA (mV)</text:p>
          </table:table-cell>
          <table:table-cell table:style-name="ce2" table:formula="of:=1000 * [.D4] * [.D2]" office:value-type="float" office:value="1.024">
            <text:p>1.024</text:p>
          </table:table-cell>
          <table:table-cell table:style-name="ce14" table:formula="of:=1000 * [.D4] * [.D3]" office:value-type="float" office:value="1.088">
            <text:p>1.088</text:p>
          </table:table-cell>
          <table:table-cell table:number-columns-repeated="1021"/>
        </table:table-row>
        <table:table-row table:style-name="ro2">
          <table:table-cell table:style-name="ce2" table:formula="of:=CONCATENATE(&quot;Output Voltage @ &quot;; [.B4]; &quot;mA (mV)&quot;)" office:value-type="string" office:string-value="Output Voltage @ 32mA (mV)">
            <text:p>Output Voltage @ 32mA (mV)</text:p>
          </table:table-cell>
          <table:table-cell table:style-name="ce2" table:formula="of:=[.B15] * [.B12]" office:value-type="float" office:value="101.376">
            <text:p>101.376</text:p>
          </table:table-cell>
          <table:table-cell table:style-name="ce2" table:formula="of:=[.C15] * [.B13]" office:value-type="float" office:value="109.888">
            <text:p>109.888</text:p>
          </table:table-cell>
          <table:table-cell/>
          <table:table-cell table:style-name="ce2" office:value-type="string">
            <text:p>35mV represents the bottom of the op-amp swing with 10k load (MCP6121 datasheet), so 100mV is a decent margin for linearity</text:p>
          </table:table-cell>
          <table:table-cell table:number-columns-repeated="1019"/>
        </table:table-row>
        <table:table-row table:style-name="ro1">
          <table:table-cell table:style-name="ce2" table:formula="of:=CONCATENATE(&quot;Sense Voltage @ &quot;; [.B5]; &quot;mA (mV)&quot;)" office:value-type="string" office:string-value="Sense Voltage @ 800mA (mV)">
            <text:p>Sense Voltage @ 800mA (mV)</text:p>
          </table:table-cell>
          <table:table-cell table:style-name="ce2" table:formula="of:=1000 * [.D5] * [.D2]" office:value-type="float" office:value="25.6">
            <text:p>25.6</text:p>
          </table:table-cell>
          <table:table-cell table:style-name="ce2" table:formula="of:=1000 * [.D5] * [.D3]" office:value-type="float" office:value="27.2">
            <text:p>27.2</text:p>
          </table:table-cell>
          <table:table-cell table:number-columns-repeated="1021"/>
        </table:table-row>
        <table:table-row table:style-name="ro1">
          <table:table-cell table:style-name="ce2" table:formula="of:=CONCATENATE(&quot;Output Voltage @ &quot;; [.B5]; &quot;mA (mV)&quot;)" office:value-type="string" office:string-value="Output Voltage @ 800mA (mV)">
            <text:p>Output Voltage @ 800mA (mV)</text:p>
          </table:table-cell>
          <table:table-cell table:style-name="ce2" table:formula="of:=[.B17] * [.B12]" office:value-type="float" office:value="2534.4">
            <text:p>2534.4</text:p>
          </table:table-cell>
          <table:table-cell table:style-name="ce2" table:formula="of:=[.C17] * [.B13]" office:value-type="float" office:value="2747.2">
            <text:p>2747.2</text:p>
          </table:table-cell>
          <table:table-cell/>
          <table:table-cell table:style-name="ce14" table:formula="of:=IF([.C18] &gt; [.B21]; CONCATENATE(&quot;Output is too high - needs to be below &quot;; [.B21]; &quot;mV&quot;); &quot;&quot;)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utput Low Voltage (mV)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utput High Voltage (mV)</text:p>
          </table:table-cell>
          <table:table-cell table:style-name="ce14" table:formula="of:=1000 * ([.B8] - 0.2)" office:value-type="float" office:value="2907.8">
            <text:p>2907.8</text:p>
          </table:table-cell>
          <table:table-cell table:number-columns-repeated="2"/>
          <table:table-cell table:style-name="ce2" office:value-type="string">
            <text:p>Datasheet parameter for subtractive term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>
            <text:p>WITH HIGHER SENSE RESISTORS, NEED TO BE CAREFUL THAT THERE'S ENOUGH VOLTAGE FOR THE MOTORS – SMPS MINIMUM – MOSFET DROP – SENSE DROP – H-BRIDGE DROP MUST BE &gt; 3V...</text:p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1/07/2016</text:date>, <text:time>20:5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 Restall</meta:initial-creator>
    <meta:creation-date>2016-06-10T18:09:58</meta:creation-date>
    <dc:date>2016-07-01T20:51:22</dc:date>
    <dc:creator>Pete Restall</dc:creator>
    <meta:editing-duration>P1DT23H43M35S</meta:editing-duration>
    <meta:editing-cycles>224</meta:editing-cycles>
    <meta:generator>OpenOffice.org/3.3$Unix OpenOffice.org_project/330m20$Build-9567</meta:generator>
    <meta:document-statistic meta:table-count="6" meta:cell-count="501" meta:object-count="0"/>
  </office:meta>
</office:document-meta>
</file>